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38FF000011C8000009BFFFCC601438871EDC.svg" manifest:media-type="image/svg+xml"/>
  <manifest:file-entry manifest:full-path="Pictures/10000201000002530000034A4840247885975D3E.png" manifest:media-type="image/png"/>
  <manifest:file-entry manifest:full-path="Pictures/100002010000013B000001279E076137A4649465.png" manifest:media-type="image/png"/>
  <manifest:file-entry manifest:full-path="Pictures/10000201000000AC0000005E048A5F88DC9298F2.png" manifest:media-type="image/png"/>
  <manifest:file-entry manifest:full-path="Pictures/10000201000000AF000000AF4568A191BDE02480.png" manifest:media-type="image/png"/>
  <manifest:file-entry manifest:full-path="Pictures/1000000000000258000002000B49AB6FF6D50DFA.png" manifest:media-type="image/png"/>
  <manifest:file-entry manifest:full-path="Pictures/100002010000009600000096CE44833B03974D13.png" manifest:media-type="image/png"/>
  <manifest:file-entry manifest:full-path="Pictures/1000020100000100000001000754E865987BAF42.png" manifest:media-type="image/png"/>
  <manifest:file-entry manifest:full-path="Pictures/1000020100000708000001C2836CCDC8DA15B852.png" manifest:media-type="image/png"/>
  <manifest:file-entry manifest:full-path="Pictures/10000201000001900000008CCB8383538CCE29EC.png" manifest:media-type="image/png"/>
  <manifest:file-entry manifest:full-path="Pictures/100002010000014D0000025872E64D848F1AEB39.png" manifest:media-type="image/png"/>
  <manifest:file-entry manifest:full-path="Pictures/10000000000001900000019047FB30BE9A754E2D.png" manifest:media-type="image/png"/>
  <manifest:file-entry manifest:full-path="Pictures/10000201000001F5000000ABCCA2368881FF91EB.png" manifest:media-type="image/png"/>
  <manifest:file-entry manifest:full-path="Pictures/1000000000000190000001907DB4D12C9165EE7E.png" manifest:media-type="image/png"/>
  <manifest:file-entry manifest:full-path="Pictures/1000020100000258000002584263A815F093A4AF.png" manifest:media-type="image/png"/>
  <manifest:file-entry manifest:full-path="Pictures/100002010000028000000280A0D62BB88E1F5266.png" manifest:media-type="image/png"/>
  <manifest:file-entry manifest:full-path="Pictures/1000020100000190000001905897BB09B9662C6D.png" manifest:media-type="image/png"/>
  <manifest:file-entry manifest:full-path="Pictures/10000000000000F0000000F0DB7F4B7A9DB60813.jpg" manifest:media-type="image/jpeg"/>
  <manifest:file-entry manifest:full-path="Pictures/1000020100000190000001907464ECF2E901A46C.png" manifest:media-type="image/png"/>
  <manifest:file-entry manifest:full-path="Pictures/10000201000004B0000002D0B4BF6C7587073843.png" manifest:media-type="image/png"/>
  <manifest:file-entry manifest:full-path="Pictures/10000201000004A3000004A35CA6F6F5363983EA.png" manifest:media-type="image/png"/>
  <manifest:file-entry manifest:full-path="Pictures/10000201000003E8000001C1C77B5FCAE70F1260.png" manifest:media-type="image/png"/>
  <manifest:file-entry manifest:full-path="Pictures/10000201000000B4000000B45DAE5F969B081F5F.png" manifest:media-type="image/png"/>
  <manifest:file-entry manifest:full-path="Pictures/10000201000003E8000003E81CFC0225F7995FF7.png" manifest:media-type="image/png"/>
  <manifest:file-entry manifest:full-path="Pictures/10000201000002B200000330EBE5E372B6C76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1cm, 0cm, 0.035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8.367cm, 3.468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21cm, 0cm, 3.468cm, 2.037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frame draw:name="Google Shape;106;p26" draw:style-name="gr1" draw:text-style-name="P1" draw:layer="layout" svg:width="2.306cm" svg:height="2.36cm" svg:x="7.299cm" svg:y="11.6cm">
          <draw:image xlink:href="Pictures/1000020100000100000001000754E865987BAF42.png" xlink:type="simple" xlink:show="embed" xlink:actuate="onLoad">
            <text:p/>
          </draw:image>
        </draw:frame>
        <draw:frame draw:name="Google Shape;107;p26" draw:style-name="gr2" draw:text-style-name="P1" draw:layer="layout" svg:width="2.618cm" svg:height="2.618cm" svg:x="3.899cm" svg:y="11.4cm">
          <draw:image xlink:href="Pictures/10000000000001900000019047FB30BE9A754E2D.png" xlink:type="simple" xlink:show="embed" xlink:actuate="onLoad">
            <text:p/>
          </draw:image>
        </draw:frame>
        <draw:frame draw:name="Google Shape;108;p26" draw:style-name="gr2" draw:text-style-name="P1" draw:layer="layout" svg:width="2.6cm" svg:height="2.6cm" svg:x="13cm" svg:y="0.6cm">
          <draw:image xlink:href="Pictures/1000000000000190000001907DB4D12C9165EE7E.png" xlink:type="simple" xlink:show="embed" xlink:actuate="onLoad">
            <text:p/>
          </draw:image>
        </draw:frame>
        <draw:frame draw:name="Google Shape;109;p26" draw:style-name="gr2" draw:text-style-name="P1" draw:layer="layout" svg:width="2.63cm" svg:height="2.63cm" svg:x="14.2cm" svg:y="11.4cm">
          <draw:image xlink:href="Pictures/10000000000000F0000000F0DB7F4B7A9DB60813.jpg" xlink:type="simple" xlink:show="embed" xlink:actuate="onLoad">
            <text:p/>
          </draw:image>
        </draw:frame>
        <draw:frame draw:name="Google Shape;110;p26" draw:style-name="gr2" draw:text-style-name="P1" draw:layer="layout" svg:width="2.659cm" svg:height="2.659cm" svg:x="0.475cm" svg:y="11.4cm">
          <draw:image xlink:href="Pictures/100002010000028000000280A0D62BB88E1F5266.png" xlink:type="simple" xlink:show="embed" xlink:actuate="onLoad">
            <text:p/>
          </draw:image>
        </draw:frame>
        <draw:frame draw:name="Google Shape;111;p26" draw:style-name="gr2" draw:text-style-name="P1" draw:layer="layout" svg:width="2.8cm" svg:height="2.8cm" svg:x="9.8cm" svg:y="0.6cm">
          <draw:image xlink:href="Pictures/10000201000000B4000000B45DAE5F969B081F5F.png" xlink:type="simple" xlink:show="embed" xlink:actuate="onLoad">
            <text:p/>
          </draw:image>
        </draw:frame>
        <draw:frame draw:name="Google Shape;112;p26" draw:style-name="gr2" draw:text-style-name="P1" draw:layer="layout" svg:width="3.115cm" svg:height="3.115cm" svg:x="0.301cm" svg:y="8.4cm">
          <draw:image xlink:href="Pictures/100002010000009600000096CE44833B03974D13.png" xlink:type="simple" xlink:show="embed" xlink:actuate="onLoad">
            <text:p/>
          </draw:image>
        </draw:frame>
        <draw:frame draw:name="Google Shape;114;p26" draw:style-name="gr2" draw:text-style-name="P1" draw:layer="layout" svg:width="5.131cm" svg:height="1.281cm" svg:x="20cm" svg:y="6.2cm">
          <draw:image xlink:href="Pictures/1000020100000708000001C2836CCDC8DA15B852.png" xlink:type="simple" xlink:show="embed" xlink:actuate="onLoad">
            <text:p/>
          </draw:image>
        </draw:frame>
        <draw:frame draw:name="Google Shape;115;p26" draw:style-name="gr2" draw:text-style-name="P1" draw:layer="layout" svg:width="2.715cm" svg:height="2.715cm" svg:x="0.4cm" svg:y="5.8cm">
          <draw:image xlink:href="Pictures/1000020100000258000002584263A815F093A4AF.png" xlink:type="simple" xlink:show="embed" xlink:actuate="onLoad">
            <text:p/>
          </draw:image>
        </draw:frame>
        <draw:g draw:name="Google Shape;116;p26">
          <draw:frame draw:name="Google Shape;117;p26" draw:style-name="gr3" draw:text-style-name="P1" draw:layer="layout" svg:width="1.08cm" svg:height="1.885cm" svg:x="20cm" svg:y="7.715cm">
            <draw:image xlink:href="Pictures/1000020100000190000001905897BB09B9662C6D.png" xlink:type="simple" xlink:show="embed" xlink:actuate="onLoad">
              <text:p/>
            </draw:image>
          </draw:frame>
          <draw:frame draw:name="Google Shape;118;p26" draw:style-name="gr4" draw:text-style-name="P1" draw:layer="layout" svg:width="4.176cm" svg:height="1.885cm" svg:x="21.011cm" svg:y="7.715cm">
            <draw:image xlink:href="Pictures/1000020100000190000001907464ECF2E901A46C.png" xlink:type="simple" xlink:show="embed" xlink:actuate="onLoad">
              <text:p/>
            </draw:image>
          </draw:frame>
        </draw:g>
        <draw:frame draw:name="Google Shape;119;p26" draw:style-name="gr2" draw:text-style-name="P1" draw:layer="layout" svg:width="3cm" svg:height="3cm" svg:x="15.6cm" svg:y="0.4cm">
          <draw:image xlink:href="Pictures/10000201000003E8000003E81CFC0225F7995FF7.png" xlink:type="simple" xlink:show="embed" xlink:actuate="onLoad">
            <text:p/>
          </draw:image>
        </draw:frame>
        <draw:frame draw:name="Google Shape;120;p26" draw:style-name="gr2" draw:text-style-name="P1" draw:layer="layout" svg:width="1.685cm" svg:height="3.039cm" svg:x="11.115cm" svg:y="11cm">
          <draw:image xlink:href="Pictures/100002010000014D0000025872E64D848F1AEB39.png" xlink:type="simple" xlink:show="embed" xlink:actuate="onLoad">
            <text:p/>
          </draw:image>
        </draw:frame>
        <draw:frame draw:name="Google Shape;121;p26" draw:style-name="gr2" draw:text-style-name="P1" draw:layer="layout" svg:width="2.862cm" svg:height="3.385cm" svg:x="0.4cm" svg:y="0.215cm">
          <draw:image xlink:href="Pictures/10000201000002B200000330EBE5E372B6C76E5C.png" xlink:type="simple" xlink:show="embed" xlink:actuate="onLoad">
            <text:p/>
          </draw:image>
        </draw:frame>
        <draw:frame draw:name="Google Shape;122;p26" draw:style-name="gr2" draw:text-style-name="P1" draw:layer="layout" svg:width="2.6cm" svg:height="2.6cm" svg:x="6.8cm" svg:y="0.6cm">
          <draw:image xlink:href="Pictures/10000201000004A3000004A35CA6F6F5363983EA.png" xlink:type="simple" xlink:show="embed" xlink:actuate="onLoad">
            <text:p/>
          </draw:image>
        </draw:frame>
        <draw:frame draw:name="Google Shape;123;p26" draw:style-name="gr2" draw:text-style-name="P1" draw:layer="layout" svg:width="4.895cm" svg:height="1.669cm" svg:x="20.105cm" svg:y="3.931cm">
          <draw:image xlink:href="Pictures/10000201000001F5000000ABCCA2368881FF91EB.png" xlink:type="simple" xlink:show="embed" xlink:actuate="onLoad">
            <text:p/>
          </draw:image>
        </draw:frame>
        <draw:frame draw:name="Google Shape;124;p26" draw:style-name="gr2" draw:text-style-name="P1" draw:layer="layout" svg:width="3.281cm" svg:height="2.8cm" svg:x="18cm" svg:y="11.2cm">
          <draw:image xlink:href="Pictures/1000000000000258000002000B49AB6FF6D50DFA.png" xlink:type="simple" xlink:show="embed" xlink:actuate="onLoad">
            <text:p/>
          </draw:image>
        </draw:frame>
        <draw:frame draw:name="Google Shape;125;p26" draw:style-name="gr2" draw:text-style-name="P1" draw:layer="layout" svg:width="2.874cm" svg:height="2.874cm" svg:x="21.926cm" svg:y="0.326cm">
          <draw:image xlink:href="Pictures/10000201000000AF000000AF4568A191BDE02480.png" xlink:type="simple" xlink:show="embed" xlink:actuate="onLoad">
            <text:p/>
          </draw:image>
        </draw:frame>
        <draw:frame draw:name="Google Shape;126;p26" draw:style-name="gr2" draw:text-style-name="P1" draw:layer="layout" svg:width="2.99cm" svg:height="2.8cm" svg:x="18.61cm" svg:y="0.4cm">
          <draw:image xlink:href="Pictures/100002010000013B000001279E076137A4649465.png" xlink:type="simple" xlink:show="embed" xlink:actuate="onLoad">
            <text:p/>
          </draw:image>
        </draw:frame>
        <draw:frame draw:name="Google Shape;127;p26" draw:style-name="gr2" draw:text-style-name="P1" draw:layer="layout" svg:width="3.909cm" svg:height="2.511cm" svg:x="21.481cm" svg:y="11.4cm">
          <draw:image xlink:href="Pictures/10000201000004B0000002D0B4BF6C7587073843.png" xlink:type="simple" xlink:show="embed" xlink:actuate="onLoad">
            <text:p/>
          </draw:image>
        </draw:frame>
        <draw:frame draw:name="Google Shape;128;p26" draw:style-name="gr2" draw:text-style-name="P1" draw:layer="layout" svg:width="3.447cm" svg:height="1.205cm" svg:x="21.745cm" svg:y="9.692cm">
          <draw:image xlink:href="Pictures/10000201000001900000008CCB8383538CCE29EC.png" xlink:type="simple" xlink:show="embed" xlink:actuate="onLoad">
            <text:p/>
          </draw:image>
        </draw:frame>
        <draw:frame draw:name="Google Shape;129;p26" draw:style-name="gr2" draw:text-style-name="P1" draw:layer="layout" svg:width="2.402cm" svg:height="3.4cm" svg:x="3.8cm" svg:y="0.2cm">
          <draw:image xlink:href="Pictures/10000201000002530000034A4840247885975D3E.png" xlink:type="simple" xlink:show="embed" xlink:actuate="onLoad">
            <text:p/>
          </draw:image>
        </draw:frame>
        <draw:frame draw:style-name="gr5" draw:text-style-name="P2" draw:layer="layout" svg:width="4.551cm" svg:height="2.494cm" svg:x="10.649cm" svg:y="6.2cm">
          <draw:image xlink:href="Pictures/100038FF000011C8000009BFFFCC601438871EDC.svg" xlink:type="simple" xlink:show="embed" xlink:actuate="onLoad">
            <text:p/>
          </draw:image>
          <draw:image xlink:href="Pictures/10000201000000AC0000005E048A5F88DC9298F2.png" xlink:type="simple" xlink:show="embed" xlink:actuate="onLoad"/>
        </draw:frame>
        <draw:frame draw:style-name="gr6" draw:text-style-name="P3" draw:layer="layout" svg:width="3.347cm" svg:height="1.502cm" svg:x="0.2cm" svg:y="3.898cm">
          <draw:image xlink:href="Pictures/10000201000003E8000001C1C77B5FCAE70F1260.png" xlink:type="simple" xlink:show="embed" xlink:actuate="onLoad">
            <text:p/>
          </draw:image>
        </draw:frame>
        <presentation:notes draw:style-name="dp2">
          <draw:page-thumbnail draw:name="Google Shape;103;g733da33cb8_0_1:notes" draw:style-name="gr7" draw:layer="layout" svg:width="16.93cm" svg:height="9.522cm" svg:x="1.059cm" svg:y="1.905cm" draw:page-number="1" presentation:class="page"/>
          <draw:frame draw:name="Google Shape;104;g733da33cb8_0_1:notes" presentation:style-name="pr1" draw:text-style-name="P5" draw:layer="layout" svg:width="15.237cm" svg:height="11.427cm" svg:x="1.905cm" svg:y="12.065cm" presentation:class="notes" presentation:user-transformed="true">
            <draw:text-box>
              <text:p text:style-name="P4"><text:span text:style-name="T1">Publirreportaj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draw:frame draw:name="Google Shape;59;p16" presentation:style-name="OBJECT-title" draw:layer="backgroundobjects" svg:width="23.666cm" svg:height="5.7cm" svg:x="0.866cm" svg:y="2.068cm" presentation:class="title" presentation:placeholder="true" presentation:user-transformed="true">
        <draw:text-box/>
      </draw:frame>
      <draw:frame draw:name="Google Shape;60;p16" presentation:style-name="OBJECT-outline1" draw:layer="backgroundobjects" svg:width="22.858cm" svg:height="9.428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4-14T10:30:31.921228841</dc:date>
    <meta:editing-duration>PT19M15S</meta:editing-duration>
    <meta:editing-cycles>3</meta:editing-cycles>
    <meta:document-statistic meta:object-count="45"/>
  </office:meta>
</office:document-meta>
</file>